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2.0291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428in" svg:height="5.448in" svg:x="5.9382in" svg:y="0.0106in">
            <draw:object draw:notify-on-update-of-ranges="Sheet1.B1:Sheet1.B1 Sheet1.B2:Sheet1.B156 Sheet1.A2:Sheet1.A15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riod Time</text:p>
          </table:table-cell>
          <table:table-cell office:value-type="string" calcext:value-type="string">
            <text:p><text:s text:c="2"/>Cache Hit</text:p>
          </table:table-cell>
          <table:table-cell office:value-type="string" calcext:value-type="string">
            <text:p><text:s text:c="2"/>CPU Cycle 23163498019236 </text:p>
          </table:table-cell>
          <table:table-cell office:value-type="float" office:value="178" calcext:value-type="float">
            <text:p>178</text:p>
          </table:table-cell>
          <table:table-cell office:value-type="float" office:value="1767962" calcext:value-type="float">
            <text:p>1767962</text:p>
          </table:table-cell>
        </table:table-row>
        <table:table-row table:style-name="ro1">
          <table:table-cell office:value-type="float" office:value="23163498575828" calcext:value-type="float">
            <text:p>23163498575828</text:p>
          </table:table-cell>
          <table:table-cell office:value-type="float" office:value="110" calcext:value-type="float">
            <text:p>110</text:p>
          </table:table-cell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23163498606952" calcext:value-type="float">
            <text:p>23163498606952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163498626722" calcext:value-type="float">
            <text:p>23163498626722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3163706224186" calcext:value-type="float">
            <text:p>23163706224186</text:p>
          </table:table-cell>
          <table:table-cell office:value-type="float" office:value="123" calcext:value-type="float">
            <text:p>123</text:p>
          </table:table-cell>
          <table:table-cell office:value-type="float" office:value="161598" calcext:value-type="float">
            <text:p>161598</text:p>
          </table:table-cell>
          <table:table-cell table:number-columns-repeated="2"/>
        </table:table-row>
        <table:table-row table:style-name="ro1">
          <table:table-cell office:value-type="float" office:value="23163706478430" calcext:value-type="float">
            <text:p>23163706478430</text:p>
          </table:table-cell>
          <table:table-cell office:value-type="float" office:value="120" calcext:value-type="float">
            <text:p>120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23163706496232" calcext:value-type="float">
            <text:p>23163706496232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3163706690332" calcext:value-type="float">
            <text:p>23163706690332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23163706700376" calcext:value-type="float">
            <text:p>2316370670037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3163706720482" calcext:value-type="float">
            <text:p>23163706720482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3163706775760" calcext:value-type="float">
            <text:p>231637067757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3163706784298" calcext:value-type="float">
            <text:p>23163706784298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163706802187" calcext:value-type="float">
            <text:p>23163706802187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3163706917570" calcext:value-type="float">
            <text:p>23163706917570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23163706926207" calcext:value-type="float">
            <text:p>23163706926207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163706943736" calcext:value-type="float">
            <text:p>2316370694373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3163707002704" calcext:value-type="float">
            <text:p>23163707002704</text:p>
          </table:table-cell>
          <table:table-cell office:value-type="float" office:value="120" calcext:value-type="float">
            <text:p>12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3163707020554" calcext:value-type="float">
            <text:p>23163707020554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3163707069826" calcext:value-type="float">
            <text:p>23163707069826</text:p>
          </table:table-cell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3163707077911" calcext:value-type="float">
            <text:p>23163707077911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3163707094930" calcext:value-type="float">
            <text:p>23163707094930</text:p>
          </table:table-cell>
          <table:table-cell office:value-type="float" office:value="159" calcext:value-type="float">
            <text:p>15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3163707203206" calcext:value-type="float">
            <text:p>23163707203206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23163707211645" calcext:value-type="float">
            <text:p>23163707211645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163707319450" calcext:value-type="float">
            <text:p>23163707319450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23163707326737" calcext:value-type="float">
            <text:p>23163707326737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3163707345502" calcext:value-type="float">
            <text:p>2316370734550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3163707405439" calcext:value-type="float">
            <text:p>23163707405439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3163707412558" calcext:value-type="float">
            <text:p>23163707412558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3163707434167" calcext:value-type="float">
            <text:p>23163707434167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3163707503653" calcext:value-type="float">
            <text:p>23163707503653</text:p>
          </table:table-cell>
          <table:table-cell office:value-type="float" office:value="120" calcext:value-type="float">
            <text:p>120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23163707515167" calcext:value-type="float">
            <text:p>23163707515167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3163707539389" calcext:value-type="float">
            <text:p>23163707539389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3163707680425" calcext:value-type="float">
            <text:p>23163707680425</text:p>
          </table:table-cell>
          <table:table-cell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3163707695770" calcext:value-type="float">
            <text:p>2316370769577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163707839695" calcext:value-type="float">
            <text:p>23163707839695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23163707866644" calcext:value-type="float">
            <text:p>23163707866644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3163708034386" calcext:value-type="float">
            <text:p>23163708034386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23163746989344" calcext:value-type="float">
            <text:p>23163746989344</text:p>
          </table:table-cell>
          <table:table-cell office:value-type="float" office:value="108" calcext:value-type="float">
            <text:p>108</text:p>
          </table:table-cell>
          <table:table-cell office:value-type="float" office:value="28920" calcext:value-type="float">
            <text:p>28920</text:p>
          </table:table-cell>
          <table:table-cell table:number-columns-repeated="2"/>
        </table:table-row>
        <table:table-row table:style-name="ro1">
          <table:table-cell office:value-type="float" office:value="23163747486230" calcext:value-type="float">
            <text:p>23163747486230</text:p>
          </table:table-cell>
          <table:table-cell office:value-type="float" office:value="110" calcext:value-type="float">
            <text:p>110</text:p>
          </table:table-cell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23163747507286" calcext:value-type="float">
            <text:p>23163747507286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3163747715808" calcext:value-type="float">
            <text:p>23163747715808</text:p>
          </table:table-cell>
          <table:table-cell office:value-type="float" office:value="108" calcext:value-type="float">
            <text:p>108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23163747726576" calcext:value-type="float">
            <text:p>23163747726576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3163747744784" calcext:value-type="float">
            <text:p>23163747744784</text:p>
          </table:table-cell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3163747800250" calcext:value-type="float">
            <text:p>23163747800250</text:p>
          </table:table-cell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3163747943202" calcext:value-type="float">
            <text:p>23163747943202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23163747960316" calcext:value-type="float">
            <text:p>23163747960316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3163748034342" calcext:value-type="float">
            <text:p>23163748034342</text:p>
          </table:table-cell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23163748210408" calcext:value-type="float">
            <text:p>23163748210408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23163748234644" calcext:value-type="float">
            <text:p>23163748234644</text:p>
          </table:table-cell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3163748344794" calcext:value-type="float">
            <text:p>23163748344794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23163748410920" calcext:value-type="float">
            <text:p>23163748410920</text:p>
          </table:table-cell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3163748430720" calcext:value-type="float">
            <text:p>23163748430720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3163748485902" calcext:value-type="float">
            <text:p>23163748485902</text:p>
          </table:table-cell>
          <table:table-cell office:value-type="float" office:value="108" calcext:value-type="float">
            <text:p>10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3163748503384" calcext:value-type="float">
            <text:p>23163748503384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3163748696452" calcext:value-type="float">
            <text:p>23163748696452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23163748713702" calcext:value-type="float">
            <text:p>23163748713702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3163748971790" calcext:value-type="float">
            <text:p>23163748971790</text:p>
          </table:table-cell>
          <table:table-cell office:value-type="float" office:value="138" calcext:value-type="float">
            <text:p>138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3163748988854" calcext:value-type="float">
            <text:p>23163748988854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3163961326816" calcext:value-type="float">
            <text:p>23163961326816</text:p>
          </table:table-cell>
          <table:table-cell office:value-type="float" office:value="117" calcext:value-type="float">
            <text:p>117</text:p>
          </table:table-cell>
          <table:table-cell office:value-type="float" office:value="163231" calcext:value-type="float">
            <text:p>163231</text:p>
          </table:table-cell>
          <table:table-cell table:number-columns-repeated="2"/>
        </table:table-row>
        <table:table-row table:style-name="ro1">
          <table:table-cell office:value-type="float" office:value="23163961349034" calcext:value-type="float">
            <text:p>23163961349034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163961369077" calcext:value-type="float">
            <text:p>23163961369077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3164000293396" calcext:value-type="float">
            <text:p>23164000293396</text:p>
          </table:table-cell>
          <table:table-cell office:value-type="float" office:value="108" calcext:value-type="float">
            <text:p>108</text:p>
          </table:table-cell>
          <table:table-cell office:value-type="float" office:value="29541" calcext:value-type="float">
            <text:p>29541</text:p>
          </table:table-cell>
          <table:table-cell table:number-columns-repeated="2"/>
        </table:table-row>
        <table:table-row table:style-name="ro1">
          <table:table-cell office:value-type="float" office:value="23164000726868" calcext:value-type="float">
            <text:p>23164000726868</text:p>
          </table:table-cell>
          <table:table-cell office:value-type="float" office:value="108" calcext:value-type="float">
            <text:p>108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23164000828162" calcext:value-type="float">
            <text:p>23164000828162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23164000846752" calcext:value-type="float">
            <text:p>23164000846752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3164000866814" calcext:value-type="float">
            <text:p>23164000866814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3167090738011" calcext:value-type="float">
            <text:p>23167090738011</text:p>
          </table:table-cell>
          <table:table-cell office:value-type="float" office:value="117" calcext:value-type="float">
            <text:p>117</text:p>
          </table:table-cell>
          <table:table-cell office:value-type="float" office:value="2406010" calcext:value-type="float">
            <text:p>2406010</text:p>
          </table:table-cell>
          <table:table-cell table:number-columns-repeated="2"/>
        </table:table-row>
        <table:table-row table:style-name="ro1">
          <table:table-cell office:value-type="float" office:value="23167119130866" calcext:value-type="float">
            <text:p>23167119130866</text:p>
          </table:table-cell>
          <table:table-cell office:value-type="float" office:value="108" calcext:value-type="float">
            <text:p>108</text:p>
          </table:table-cell>
          <table:table-cell office:value-type="float" office:value="20056" calcext:value-type="float">
            <text:p>20056</text:p>
          </table:table-cell>
          <table:table-cell table:number-columns-repeated="2"/>
        </table:table-row>
        <table:table-row table:style-name="ro1">
          <table:table-cell office:value-type="float" office:value="23167121043204" calcext:value-type="float">
            <text:p>23167121043204</text:p>
          </table:table-cell>
          <table:table-cell office:value-type="float" office:value="117" calcext:value-type="float">
            <text:p>117</text:p>
          </table:table-cell>
          <table:table-cell office:value-type="float" office:value="1032" calcext:value-type="float">
            <text:p>1032</text:p>
          </table:table-cell>
          <table:table-cell table:number-columns-repeated="2"/>
        </table:table-row>
        <table:table-row table:style-name="ro1">
          <table:table-cell office:value-type="float" office:value="23167122639306" calcext:value-type="float">
            <text:p>23167122639306</text:p>
          </table:table-cell>
          <table:table-cell office:value-type="float" office:value="117" calcext:value-type="float">
            <text:p>117</text:p>
          </table:table-cell>
          <table:table-cell office:value-type="float" office:value="856" calcext:value-type="float">
            <text:p>856</text:p>
          </table:table-cell>
          <table:table-cell table:number-columns-repeated="2"/>
        </table:table-row>
        <table:table-row table:style-name="ro1">
          <table:table-cell office:value-type="float" office:value="23167124233734" calcext:value-type="float">
            <text:p>23167124233734</text:p>
          </table:table-cell>
          <table:table-cell office:value-type="float" office:value="108" calcext:value-type="float">
            <text:p>108</text:p>
          </table:table-cell>
          <table:table-cell office:value-type="float" office:value="869" calcext:value-type="float">
            <text:p>869</text:p>
          </table:table-cell>
          <table:table-cell table:number-columns-repeated="2"/>
        </table:table-row>
        <table:table-row table:style-name="ro1">
          <table:table-cell office:value-type="float" office:value="23167125853230" calcext:value-type="float">
            <text:p>23167125853230</text:p>
          </table:table-cell>
          <table:table-cell office:value-type="float" office:value="111" calcext:value-type="float">
            <text:p>111</text:p>
          </table:table-cell>
          <table:table-cell office:value-type="float" office:value="860" calcext:value-type="float">
            <text:p>860</text:p>
          </table:table-cell>
          <table:table-cell table:number-columns-repeated="2"/>
        </table:table-row>
        <table:table-row table:style-name="ro1">
          <table:table-cell office:value-type="float" office:value="23167127684564" calcext:value-type="float">
            <text:p>23167127684564</text:p>
          </table:table-cell>
          <table:table-cell office:value-type="float" office:value="106" calcext:value-type="float">
            <text:p>106</text:p>
          </table:table-cell>
          <table:table-cell office:value-type="float" office:value="928" calcext:value-type="float">
            <text:p>928</text:p>
          </table:table-cell>
          <table:table-cell table:number-columns-repeated="2"/>
        </table:table-row>
        <table:table-row table:style-name="ro1">
          <table:table-cell office:value-type="float" office:value="23167129337882" calcext:value-type="float">
            <text:p>23167129337882</text:p>
          </table:table-cell>
          <table:table-cell office:value-type="float" office:value="106" calcext:value-type="float">
            <text:p>106</text:p>
          </table:table-cell>
          <table:table-cell office:value-type="float" office:value="882" calcext:value-type="float">
            <text:p>882</text:p>
          </table:table-cell>
          <table:table-cell table:number-columns-repeated="2"/>
        </table:table-row>
        <table:table-row table:style-name="ro1">
          <table:table-cell office:value-type="float" office:value="23167130780853" calcext:value-type="float">
            <text:p>23167130780853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office:value-type="float" office:value="23167131799216" calcext:value-type="float">
            <text:p>23167131799216</text:p>
          </table:table-cell>
          <table:table-cell office:value-type="float" office:value="106" calcext:value-type="float">
            <text:p>106</text:p>
          </table:table-cell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23167182744375" calcext:value-type="float">
            <text:p>23167182744375</text:p>
          </table:table-cell>
          <table:table-cell office:value-type="float" office:value="126" calcext:value-type="float">
            <text:p>126</text:p>
          </table:table-cell>
          <table:table-cell office:value-type="float" office:value="28863" calcext:value-type="float">
            <text:p>28863</text:p>
          </table:table-cell>
          <table:table-cell table:number-columns-repeated="2"/>
        </table:table-row>
        <table:table-row table:style-name="ro1">
          <table:table-cell office:value-type="float" office:value="23167257693704" calcext:value-type="float">
            <text:p>23167257693704</text:p>
          </table:table-cell>
          <table:table-cell office:value-type="float" office:value="108" calcext:value-type="float">
            <text:p>108</text:p>
          </table:table-cell>
          <table:table-cell office:value-type="float" office:value="56846" calcext:value-type="float">
            <text:p>56846</text:p>
          </table:table-cell>
          <table:table-cell table:number-columns-repeated="2"/>
        </table:table-row>
        <table:table-row table:style-name="ro1">
          <table:table-cell office:value-type="float" office:value="23167257958262" calcext:value-type="float">
            <text:p>23167257958262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3167337980782" calcext:value-type="float">
            <text:p>23167337980782</text:p>
          </table:table-cell>
          <table:table-cell office:value-type="float" office:value="117" calcext:value-type="float">
            <text:p>117</text:p>
          </table:table-cell>
          <table:table-cell office:value-type="float" office:value="59638" calcext:value-type="float">
            <text:p>59638</text:p>
          </table:table-cell>
          <table:table-cell table:number-columns-repeated="2"/>
        </table:table-row>
        <table:table-row table:style-name="ro1">
          <table:table-cell office:value-type="float" office:value="23167417714599" calcext:value-type="float">
            <text:p>23167417714599</text:p>
          </table:table-cell>
          <table:table-cell office:value-type="float" office:value="153" calcext:value-type="float">
            <text:p>153</text:p>
          </table:table-cell>
          <table:table-cell office:value-type="float" office:value="58280" calcext:value-type="float">
            <text:p>58280</text:p>
          </table:table-cell>
          <table:table-cell table:number-columns-repeated="2"/>
        </table:table-row>
        <table:table-row table:style-name="ro1">
          <table:table-cell office:value-type="float" office:value="23167577586974" calcext:value-type="float">
            <text:p>23167577586974</text:p>
          </table:table-cell>
          <table:table-cell office:value-type="float" office:value="108" calcext:value-type="float">
            <text:p>108</text:p>
          </table:table-cell>
          <table:table-cell office:value-type="float" office:value="117440" calcext:value-type="float">
            <text:p>117440</text:p>
          </table:table-cell>
          <table:table-cell table:number-columns-repeated="2"/>
        </table:table-row>
        <table:table-row table:style-name="ro1">
          <table:table-cell office:value-type="float" office:value="23167657496169" calcext:value-type="float">
            <text:p>23167657496169</text:p>
          </table:table-cell>
          <table:table-cell office:value-type="float" office:value="129" calcext:value-type="float">
            <text:p>129</text:p>
          </table:table-cell>
          <table:table-cell office:value-type="float" office:value="59242" calcext:value-type="float">
            <text:p>59242</text:p>
          </table:table-cell>
          <table:table-cell table:number-columns-repeated="2"/>
        </table:table-row>
        <table:table-row table:style-name="ro1">
          <table:table-cell office:value-type="float" office:value="23167657776078" calcext:value-type="float">
            <text:p>23167657776078</text:p>
          </table:table-cell>
          <table:table-cell office:value-type="float" office:value="120" calcext:value-type="float">
            <text:p>120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3167737631858" calcext:value-type="float">
            <text:p>23167737631858</text:p>
          </table:table-cell>
          <table:table-cell office:value-type="float" office:value="108" calcext:value-type="float">
            <text:p>108</text:p>
          </table:table-cell>
          <table:table-cell office:value-type="float" office:value="60354" calcext:value-type="float">
            <text:p>60354</text:p>
          </table:table-cell>
          <table:table-cell table:number-columns-repeated="2"/>
        </table:table-row>
        <table:table-row table:style-name="ro1">
          <table:table-cell office:value-type="float" office:value="23167817498330" calcext:value-type="float">
            <text:p>23167817498330</text:p>
          </table:table-cell>
          <table:table-cell office:value-type="float" office:value="108" calcext:value-type="float">
            <text:p>108</text:p>
          </table:table-cell>
          <table:table-cell office:value-type="float" office:value="61030" calcext:value-type="float">
            <text:p>61030</text:p>
          </table:table-cell>
          <table:table-cell table:number-columns-repeated="2"/>
        </table:table-row>
        <table:table-row table:style-name="ro1">
          <table:table-cell office:value-type="float" office:value="23167897093389" calcext:value-type="float">
            <text:p>23167897093389</text:p>
          </table:table-cell>
          <table:table-cell office:value-type="float" office:value="117" calcext:value-type="float">
            <text:p>117</text:p>
          </table:table-cell>
          <table:table-cell office:value-type="float" office:value="60091" calcext:value-type="float">
            <text:p>60091</text:p>
          </table:table-cell>
          <table:table-cell table:number-columns-repeated="2"/>
        </table:table-row>
        <table:table-row table:style-name="ro1">
          <table:table-cell office:value-type="float" office:value="23167977015470" calcext:value-type="float">
            <text:p>23167977015470</text:p>
          </table:table-cell>
          <table:table-cell office:value-type="float" office:value="108" calcext:value-type="float">
            <text:p>108</text:p>
          </table:table-cell>
          <table:table-cell office:value-type="float" office:value="61738" calcext:value-type="float">
            <text:p>61738</text:p>
          </table:table-cell>
          <table:table-cell table:number-columns-repeated="2"/>
        </table:table-row>
        <table:table-row table:style-name="ro1">
          <table:table-cell office:value-type="float" office:value="23168136826918" calcext:value-type="float">
            <text:p>23168136826918</text:p>
          </table:table-cell>
          <table:table-cell office:value-type="float" office:value="108" calcext:value-type="float">
            <text:p>108</text:p>
          </table:table-cell>
          <table:table-cell office:value-type="float" office:value="123587" calcext:value-type="float">
            <text:p>123587</text:p>
          </table:table-cell>
          <table:table-cell table:number-columns-repeated="2"/>
        </table:table-row>
        <table:table-row table:style-name="ro1">
          <table:table-cell office:value-type="float" office:value="23168137087822" calcext:value-type="float">
            <text:p>23168137087822</text:p>
          </table:table-cell>
          <table:table-cell office:value-type="float" office:value="108" calcext:value-type="float">
            <text:p>108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3170434629118" calcext:value-type="float">
            <text:p>23170434629118</text:p>
          </table:table-cell>
          <table:table-cell office:value-type="float" office:value="117" calcext:value-type="float">
            <text:p>117</text:p>
          </table:table-cell>
          <table:table-cell office:value-type="float" office:value="1752076" calcext:value-type="float">
            <text:p>1752076</text:p>
          </table:table-cell>
          <table:table-cell table:number-columns-repeated="2"/>
        </table:table-row>
        <table:table-row table:style-name="ro1">
          <table:table-cell office:value-type="float" office:value="23170436273646" calcext:value-type="float">
            <text:p>23170436273646</text:p>
          </table:table-cell>
          <table:table-cell office:value-type="float" office:value="117" calcext:value-type="float">
            <text:p>117</text:p>
          </table:table-cell>
          <table:table-cell office:value-type="float" office:value="1227" calcext:value-type="float">
            <text:p>1227</text:p>
          </table:table-cell>
          <table:table-cell table:number-columns-repeated="2"/>
        </table:table-row>
        <table:table-row table:style-name="ro1">
          <table:table-cell office:value-type="float" office:value="23170437613608" calcext:value-type="float">
            <text:p>23170437613608</text:p>
          </table:table-cell>
          <table:table-cell office:value-type="float" office:value="117" calcext:value-type="float">
            <text:p>117</text:p>
          </table:table-cell>
          <table:table-cell office:value-type="float" office:value="990" calcext:value-type="float">
            <text:p>990</text:p>
          </table:table-cell>
          <table:table-cell table:number-columns-repeated="2"/>
        </table:table-row>
        <table:table-row table:style-name="ro1">
          <table:table-cell office:value-type="float" office:value="23170439402322" calcext:value-type="float">
            <text:p>23170439402322</text:p>
          </table:table-cell>
          <table:table-cell office:value-type="float" office:value="120" calcext:value-type="float">
            <text:p>120</text:p>
          </table:table-cell>
          <table:table-cell office:value-type="float" office:value="1304" calcext:value-type="float">
            <text:p>1304</text:p>
          </table:table-cell>
          <table:table-cell table:number-columns-repeated="2"/>
        </table:table-row>
        <table:table-row table:style-name="ro1">
          <table:table-cell office:value-type="float" office:value="23170440752214" calcext:value-type="float">
            <text:p>23170440752214</text:p>
          </table:table-cell>
          <table:table-cell office:value-type="float" office:value="120" calcext:value-type="float">
            <text:p>120</text:p>
          </table:table-cell>
          <table:table-cell office:value-type="float" office:value="991" calcext:value-type="float">
            <text:p>991</text:p>
          </table:table-cell>
          <table:table-cell table:number-columns-repeated="2"/>
        </table:table-row>
        <table:table-row table:style-name="ro1">
          <table:table-cell office:value-type="float" office:value="23170442375082" calcext:value-type="float">
            <text:p>23170442375082</text:p>
          </table:table-cell>
          <table:table-cell office:value-type="float" office:value="126" calcext:value-type="float">
            <text:p>126</text:p>
          </table:table-cell>
          <table:table-cell office:value-type="float" office:value="1186" calcext:value-type="float">
            <text:p>1186</text:p>
          </table:table-cell>
          <table:table-cell table:number-columns-repeated="2"/>
        </table:table-row>
        <table:table-row table:style-name="ro1">
          <table:table-cell office:value-type="float" office:value="23170443651180" calcext:value-type="float">
            <text:p>23170443651180</text:p>
          </table:table-cell>
          <table:table-cell office:value-type="float" office:value="120" calcext:value-type="float">
            <text:p>120</text:p>
          </table:table-cell>
          <table:table-cell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23170445681268" calcext:value-type="float">
            <text:p>23170445681268</text:p>
          </table:table-cell>
          <table:table-cell office:value-type="float" office:value="120" calcext:value-type="float">
            <text:p>120</text:p>
          </table:table-cell>
          <table:table-cell office:value-type="float" office:value="1480" calcext:value-type="float">
            <text:p>1480</text:p>
          </table:table-cell>
          <table:table-cell table:number-columns-repeated="2"/>
        </table:table-row>
        <table:table-row table:style-name="ro1">
          <table:table-cell office:value-type="float" office:value="23170458661344" calcext:value-type="float">
            <text:p>23170458661344</text:p>
          </table:table-cell>
          <table:table-cell office:value-type="float" office:value="120" calcext:value-type="float">
            <text:p>120</text:p>
          </table:table-cell>
          <table:table-cell office:value-type="float" office:value="9634" calcext:value-type="float">
            <text:p>9634</text:p>
          </table:table-cell>
          <table:table-cell table:number-columns-repeated="2"/>
        </table:table-row>
        <table:table-row table:style-name="ro1">
          <table:table-cell office:value-type="float" office:value="23170662058082" calcext:value-type="float">
            <text:p>23170662058082</text:p>
          </table:table-cell>
          <table:table-cell office:value-type="float" office:value="122" calcext:value-type="float">
            <text:p>122</text:p>
          </table:table-cell>
          <table:table-cell office:value-type="float" office:value="149535" calcext:value-type="float">
            <text:p>149535</text:p>
          </table:table-cell>
          <table:table-cell table:number-columns-repeated="2"/>
        </table:table-row>
        <table:table-row table:style-name="ro1">
          <table:table-cell office:value-type="float" office:value="23170662227094" calcext:value-type="float">
            <text:p>23170662227094</text:p>
          </table:table-cell>
          <table:table-cell office:value-type="float" office:value="129" calcext:value-type="float">
            <text:p>129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23170673656506" calcext:value-type="float">
            <text:p>23170673656506</text:p>
          </table:table-cell>
          <table:table-cell office:value-type="float" office:value="120" calcext:value-type="float">
            <text:p>120</text:p>
          </table:table-cell>
          <table:table-cell office:value-type="float" office:value="8301" calcext:value-type="float">
            <text:p>8301</text:p>
          </table:table-cell>
          <table:table-cell table:number-columns-repeated="2"/>
        </table:table-row>
        <table:table-row table:style-name="ro1">
          <table:table-cell office:value-type="float" office:value="23170674509766" calcext:value-type="float">
            <text:p>23170674509766</text:p>
          </table:table-cell>
          <table:table-cell office:value-type="float" office:value="120" calcext:value-type="float">
            <text:p>120</text:p>
          </table:table-cell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23170674531492" calcext:value-type="float">
            <text:p>23170674531492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3170675811580" calcext:value-type="float">
            <text:p>23170675811580</text:p>
          </table:table-cell>
          <table:table-cell office:value-type="float" office:value="120" calcext:value-type="float">
            <text:p>120</text:p>
          </table:table-cell>
          <table:table-cell office:value-type="float" office:value="956" calcext:value-type="float">
            <text:p>956</text:p>
          </table:table-cell>
          <table:table-cell table:number-columns-repeated="2"/>
        </table:table-row>
        <table:table-row table:style-name="ro1">
          <table:table-cell office:value-type="float" office:value="23170675830309" calcext:value-type="float">
            <text:p>23170675830309</text:p>
          </table:table-cell>
          <table:table-cell office:value-type="float" office:value="174" calcext:value-type="float">
            <text:p>17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3170743252552" calcext:value-type="float">
            <text:p>23170743252552</text:p>
          </table:table-cell>
          <table:table-cell office:value-type="float" office:value="120" calcext:value-type="float">
            <text:p>120</text:p>
          </table:table-cell>
          <table:table-cell office:value-type="float" office:value="50446" calcext:value-type="float">
            <text:p>50446</text:p>
          </table:table-cell>
          <table:table-cell table:number-columns-repeated="2"/>
        </table:table-row>
        <table:table-row table:style-name="ro1">
          <table:table-cell office:value-type="float" office:value="23170743502623" calcext:value-type="float">
            <text:p>23170743502623</text:p>
          </table:table-cell>
          <table:table-cell office:value-type="float" office:value="117" calcext:value-type="float">
            <text:p>117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23170770464385" calcext:value-type="float">
            <text:p>23170770464385</text:p>
          </table:table-cell>
          <table:table-cell office:value-type="float" office:value="117" calcext:value-type="float">
            <text:p>117</text:p>
          </table:table-cell>
          <table:table-cell office:value-type="float" office:value="19990" calcext:value-type="float">
            <text:p>19990</text:p>
          </table:table-cell>
          <table:table-cell table:number-columns-repeated="2"/>
        </table:table-row>
        <table:table-row table:style-name="ro1">
          <table:table-cell office:value-type="float" office:value="23170770517797" calcext:value-type="float">
            <text:p>23170770517797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3170770524772" calcext:value-type="float">
            <text:p>23170770524772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3170773781416" calcext:value-type="float">
            <text:p>23170773781416</text:p>
          </table:table-cell>
          <table:table-cell office:value-type="float" office:value="120" calcext:value-type="float">
            <text:p>120</text:p>
          </table:table-cell>
          <table:table-cell office:value-type="float" office:value="2440" calcext:value-type="float">
            <text:p>2440</text:p>
          </table:table-cell>
          <table:table-cell table:number-columns-repeated="2"/>
        </table:table-row>
        <table:table-row table:style-name="ro1">
          <table:table-cell office:value-type="float" office:value="23170773795258" calcext:value-type="float">
            <text:p>23170773795258</text:p>
          </table:table-cell>
          <table:table-cell office:value-type="float" office:value="186" calcext:value-type="float">
            <text:p>18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3170773799707" calcext:value-type="float">
            <text:p>23170773799707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170854762756" calcext:value-type="float">
            <text:p>23170854762756</text:p>
          </table:table-cell>
          <table:table-cell office:value-type="float" office:value="108" calcext:value-type="float">
            <text:p>108</text:p>
          </table:table-cell>
          <table:table-cell office:value-type="float" office:value="60556" calcext:value-type="float">
            <text:p>60556</text:p>
          </table:table-cell>
          <table:table-cell table:number-columns-repeated="2"/>
        </table:table-row>
        <table:table-row table:style-name="ro1">
          <table:table-cell office:value-type="float" office:value="23170854801014" calcext:value-type="float">
            <text:p>23170854801014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3170854808936" calcext:value-type="float">
            <text:p>23170854808936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170855664638" calcext:value-type="float">
            <text:p>23170855664638</text:p>
          </table:table-cell>
          <table:table-cell office:value-type="float" office:value="110" calcext:value-type="float">
            <text:p>110</text:p>
          </table:table-cell>
          <table:table-cell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office:value-type="float" office:value="23170855682000" calcext:value-type="float">
            <text:p>23170855682000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3170855687486" calcext:value-type="float">
            <text:p>23170855687486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170867473501" calcext:value-type="float">
            <text:p>23170867473501</text:p>
          </table:table-cell>
          <table:table-cell office:value-type="float" office:value="117" calcext:value-type="float">
            <text:p>117</text:p>
          </table:table-cell>
          <table:table-cell office:value-type="float" office:value="8848" calcext:value-type="float">
            <text:p>8848</text:p>
          </table:table-cell>
          <table:table-cell table:number-columns-repeated="2"/>
        </table:table-row>
        <table:table-row table:style-name="ro1">
          <table:table-cell office:value-type="float" office:value="23170867493601" calcext:value-type="float">
            <text:p>23170867493601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3170867499271" calcext:value-type="float">
            <text:p>23170867499271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170888156670" calcext:value-type="float">
            <text:p>23170888156670</text:p>
          </table:table-cell>
          <table:table-cell office:value-type="float" office:value="108" calcext:value-type="float">
            <text:p>108</text:p>
          </table:table-cell>
          <table:table-cell office:value-type="float" office:value="15591" calcext:value-type="float">
            <text:p>15591</text:p>
          </table:table-cell>
          <table:table-cell table:number-columns-repeated="2"/>
        </table:table-row>
        <table:table-row table:style-name="ro1">
          <table:table-cell office:value-type="float" office:value="23170888189418" calcext:value-type="float">
            <text:p>23170888189418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170891845292" calcext:value-type="float">
            <text:p>23170891845292</text:p>
          </table:table-cell>
          <table:table-cell office:value-type="float" office:value="108" calcext:value-type="float">
            <text:p>108</text:p>
          </table:table-cell>
          <table:table-cell office:value-type="float" office:value="2686" calcext:value-type="float">
            <text:p>2686</text:p>
          </table:table-cell>
          <table:table-cell table:number-columns-repeated="2"/>
        </table:table-row>
        <table:table-row table:style-name="ro1">
          <table:table-cell office:value-type="float" office:value="23170891865744" calcext:value-type="float">
            <text:p>23170891865744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3170896480828" calcext:value-type="float">
            <text:p>23170896480828</text:p>
          </table:table-cell>
          <table:table-cell office:value-type="float" office:value="176" calcext:value-type="float">
            <text:p>176</text:p>
          </table:table-cell>
          <table:table-cell office:value-type="float" office:value="3555" calcext:value-type="float">
            <text:p>3555</text:p>
          </table:table-cell>
          <table:table-cell table:number-columns-repeated="2"/>
        </table:table-row>
        <table:table-row table:style-name="ro1">
          <table:table-cell office:value-type="float" office:value="23170896503134" calcext:value-type="float">
            <text:p>23170896503134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3170899587862" calcext:value-type="float">
            <text:p>23170899587862</text:p>
          </table:table-cell>
          <table:table-cell office:value-type="float" office:value="110" calcext:value-type="float">
            <text:p>110</text:p>
          </table:table-cell>
          <table:table-cell office:value-type="float" office:value="2374" calcext:value-type="float">
            <text:p>2374</text:p>
          </table:table-cell>
          <table:table-cell table:number-columns-repeated="2"/>
        </table:table-row>
        <table:table-row table:style-name="ro1">
          <table:table-cell office:value-type="float" office:value="23170899593510" calcext:value-type="float">
            <text:p>23170899593510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170901993434" calcext:value-type="float">
            <text:p>23170901993434</text:p>
          </table:table-cell>
          <table:table-cell office:value-type="float" office:value="108" calcext:value-type="float">
            <text:p>108</text:p>
          </table:table-cell>
          <table:table-cell office:value-type="float" office:value="1784" calcext:value-type="float">
            <text:p>1784</text:p>
          </table:table-cell>
          <table:table-cell table:number-columns-repeated="2"/>
        </table:table-row>
        <table:table-row table:style-name="ro1">
          <table:table-cell office:value-type="float" office:value="23170902016016" calcext:value-type="float">
            <text:p>23170902016016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3170902021546" calcext:value-type="float">
            <text:p>23170902021546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170904622092" calcext:value-type="float">
            <text:p>23170904622092</text:p>
          </table:table-cell>
          <table:table-cell office:value-type="float" office:value="138" calcext:value-type="float">
            <text:p>138</text:p>
          </table:table-cell>
          <table:table-cell office:value-type="float" office:value="1934" calcext:value-type="float">
            <text:p>1934</text:p>
          </table:table-cell>
          <table:table-cell table:number-columns-repeated="2"/>
        </table:table-row>
        <table:table-row table:style-name="ro1">
          <table:table-cell office:value-type="float" office:value="23170904648828" calcext:value-type="float">
            <text:p>23170904648828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3170907626914" calcext:value-type="float">
            <text:p>23170907626914</text:p>
          </table:table-cell>
          <table:table-cell office:value-type="float" office:value="120" calcext:value-type="float">
            <text:p>120</text:p>
          </table:table-cell>
          <table:table-cell office:value-type="float" office:value="2172" calcext:value-type="float">
            <text:p>2172</text:p>
          </table:table-cell>
          <table:table-cell table:number-columns-repeated="2"/>
        </table:table-row>
        <table:table-row table:style-name="ro1">
          <table:table-cell office:value-type="float" office:value="23170907658819" calcext:value-type="float">
            <text:p>23170907658819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3170909236675" calcext:value-type="float">
            <text:p>23170909236675</text:p>
          </table:table-cell>
          <table:table-cell office:value-type="float" office:value="120" calcext:value-type="float">
            <text:p>120</text:p>
          </table:table-cell>
          <table:table-cell office:value-type="float" office:value="1144" calcext:value-type="float">
            <text:p>1144</text:p>
          </table:table-cell>
          <table:table-cell table:number-columns-repeated="2"/>
        </table:table-row>
        <table:table-row table:style-name="ro1">
          <table:table-cell office:value-type="float" office:value="23170909267434" calcext:value-type="float">
            <text:p>23170909267434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3170911353235" calcext:value-type="float">
            <text:p>23170911353235</text:p>
          </table:table-cell>
          <table:table-cell office:value-type="float" office:value="117" calcext:value-type="float">
            <text:p>117</text:p>
          </table:table-cell>
          <table:table-cell office:value-type="float" office:value="1521" calcext:value-type="float">
            <text:p>1521</text:p>
          </table:table-cell>
          <table:table-cell table:number-columns-repeated="2"/>
        </table:table-row>
        <table:table-row table:style-name="ro1">
          <table:table-cell office:value-type="float" office:value="23170911377565" calcext:value-type="float">
            <text:p>23170911377565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3170912271841" calcext:value-type="float">
            <text:p>23170912271841</text:p>
          </table:table-cell>
          <table:table-cell office:value-type="float" office:value="120" calcext:value-type="float">
            <text:p>120</text:p>
          </table:table-cell>
          <table:table-cell office:value-type="float" office:value="665" calcext:value-type="float">
            <text:p>665</text:p>
          </table:table-cell>
          <table:table-cell table:number-columns-repeated="2"/>
        </table:table-row>
        <table:table-row table:style-name="ro1">
          <table:table-cell office:value-type="float" office:value="23170912297980" calcext:value-type="float">
            <text:p>23170912297980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3170913112918" calcext:value-type="float">
            <text:p>23170913112918</text:p>
          </table:table-cell>
          <table:table-cell office:value-type="float" office:value="120" calcext:value-type="float">
            <text:p>120</text:p>
          </table:table-cell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23170913138820" calcext:value-type="float">
            <text:p>23170913138820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3170924093590" calcext:value-type="float">
            <text:p>23170924093590</text:p>
          </table:table-cell>
          <table:table-cell office:value-type="float" office:value="117" calcext:value-type="float">
            <text:p>117</text:p>
          </table:table-cell>
          <table:table-cell office:value-type="float" office:value="8142" calcext:value-type="float">
            <text:p>8142</text:p>
          </table:table-cell>
          <table:table-cell table:number-columns-repeated="2"/>
        </table:table-row>
        <table:table-row table:style-name="ro1">
          <table:table-cell office:value-type="float" office:value="23170924119231" calcext:value-type="float">
            <text:p>23170924119231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3170924225905" calcext:value-type="float">
            <text:p>23170924225905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23170943395872" calcext:value-type="float">
            <text:p>23170943395872</text:p>
          </table:table-cell>
          <table:table-cell office:value-type="float" office:value="117" calcext:value-type="float">
            <text:p>117</text:p>
          </table:table-cell>
          <table:table-cell office:value-type="float" office:value="13690" calcext:value-type="float">
            <text:p>13690</text:p>
          </table:table-cell>
          <table:table-cell table:number-columns-repeated="2"/>
        </table:table-row>
        <table:table-row table:style-name="ro1">
          <table:table-cell office:value-type="float" office:value="23170943749893" calcext:value-type="float">
            <text:p>23170943749893</text:p>
          </table:table-cell>
          <table:table-cell office:value-type="float" office:value="120" calcext:value-type="float">
            <text:p>120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3170956507639" calcext:value-type="float">
            <text:p>23170956507639</text:p>
          </table:table-cell>
          <table:table-cell office:value-type="float" office:value="129" calcext:value-type="float">
            <text:p>129</text:p>
          </table:table-cell>
          <table:table-cell office:value-type="float" office:value="7502" calcext:value-type="float">
            <text:p>7502</text:p>
          </table:table-cell>
          <table:table-cell table:number-columns-repeated="2"/>
        </table:table-row>
        <table:table-row table:style-name="ro1">
          <table:table-cell office:value-type="float" office:value="23170986093285" calcext:value-type="float">
            <text:p>23170986093285</text:p>
          </table:table-cell>
          <table:table-cell office:value-type="float" office:value="120" calcext:value-type="float">
            <text:p>120</text:p>
          </table:table-cell>
          <table:table-cell office:value-type="float" office:value="20442" calcext:value-type="float">
            <text:p>20442</text:p>
          </table:table-cell>
          <table:table-cell table:number-columns-repeated="2"/>
        </table:table-row>
        <table:table-row table:style-name="ro1">
          <table:table-cell office:value-type="float" office:value="23170986121476" calcext:value-type="float">
            <text:p>23170986121476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3170988543979" calcext:value-type="float">
            <text:p>23170988543979</text:p>
          </table:table-cell>
          <table:table-cell office:value-type="float" office:value="117" calcext:value-type="float">
            <text:p>117</text:p>
          </table:table-cell>
          <table:table-cell office:value-type="float" office:value="1671" calcext:value-type="float">
            <text:p>1671</text:p>
          </table:table-cell>
          <table:table-cell table:number-columns-repeated="2"/>
        </table:table-row>
        <table:table-row table:style-name="ro1">
          <table:table-cell office:value-type="float" office:value="23170988578584" calcext:value-type="float">
            <text:p>23170988578584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3170988585559" calcext:value-type="float">
            <text:p>2317098858555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22:55:35.959917700</dc:date>
    <meta:document-statistic meta:table-count="1" meta:cell-count="471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568cm" svg:height="13.839cm" xlink:href=".." xlink:type="simple" chart:class="chart:scatter" chart:style-name="ch1">
        <chart:legend chart:legend-position="end" svg:x="28.504cm" svg:y="6.62cm" style:legend-expansion="high" chart:style-name="ch2"/>
        <chart:plot-area chart:style-name="ch3" table:cell-range-address="Sheet1.A2:Sheet1.B156 Sheet1.B1:Sheet1.B1" chart:data-source-has-labels="row" svg:x="0.631cm" svg:y="0.276cm" svg:width="27.242cm" svg:height="13.287cm">
          <chartooo:coordinate-region svg:x="1.928cm" svg:y="0.475cm" svg:width="24.647cm" svg:height="12.4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6" chart:label-cell-address="Sheet1.B1:Sheet1.B1" chart:class="chart:scatter">
            <chart:domain table:cell-range-address="Sheet1.A2:Sheet1.A156"/>
            <chart:data-point chart:repeated="1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Cache Hi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163498575828">
                <text:p>23163498575828</text:p>
                <draw:g>
                  <svg:desc>Sheet1.A2:Sheet1.A156</svg:desc>
                </draw:g>
              </table:table-cell>
              <table:table-cell office:value-type="float" office:value="110">
                <text:p>110</text:p>
                <draw:g>
                  <svg:desc>Sheet1.B2:Sheet1.B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163498606952">
                <text:p>2316349860695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63498626722">
                <text:p>231634986267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163706224186">
                <text:p>2316370622418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163706478430">
                <text:p>231637064784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163706496232">
                <text:p>2316370649623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163706690332">
                <text:p>2316370669033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63706700376">
                <text:p>2316370670037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163706720482">
                <text:p>2316370672048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163706775760">
                <text:p>231637067757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163706784298">
                <text:p>231637067842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163706802187">
                <text:p>231637068021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163706917570">
                <text:p>231637069175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163706926207">
                <text:p>231637069262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63706943736">
                <text:p>231637069437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163707002704">
                <text:p>231637070027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163707020554">
                <text:p>231637070205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163707069826">
                <text:p>231637070698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163707077911">
                <text:p>231637070779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163707094930">
                <text:p>2316370709493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163707203206">
                <text:p>231637072032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163707211645">
                <text:p>231637072116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163707319450">
                <text:p>231637073194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63707326737">
                <text:p>2316370732673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163707345502">
                <text:p>231637073455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163707405439">
                <text:p>231637074054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163707412558">
                <text:p>2316370741255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163707434167">
                <text:p>231637074341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163707503653">
                <text:p>231637075036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163707515167">
                <text:p>231637075151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163707539389">
                <text:p>2316370753938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163707680425">
                <text:p>231637076804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163707695770">
                <text:p>231637076957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163707839695">
                <text:p>2316370783969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163707866644">
                <text:p>231637078666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163708034386">
                <text:p>231637080343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163746989344">
                <text:p>231637469893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163747486230">
                <text:p>231637474862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163747507286">
                <text:p>231637475072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163747715808">
                <text:p>231637477158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163747726576">
                <text:p>2316374772657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163747744784">
                <text:p>231637477447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163747800250">
                <text:p>231637478002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163747943202">
                <text:p>231637479432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163747960316">
                <text:p>231637479603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163748034342">
                <text:p>2316374803434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163748210408">
                <text:p>2316374821040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163748234644">
                <text:p>2316374823464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163748344794">
                <text:p>2316374834479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163748410920">
                <text:p>231637484109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163748430720">
                <text:p>231637484307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163748485902">
                <text:p>231637484859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163748503384">
                <text:p>231637485033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163748696452">
                <text:p>2316374869645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163748713702">
                <text:p>231637487137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163748971790">
                <text:p>231637489717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163748988854">
                <text:p>231637489888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163961326816">
                <text:p>231639613268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163961349034">
                <text:p>231639613490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163961369077">
                <text:p>2316396136907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164000293396">
                <text:p>231640002933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164000726868">
                <text:p>231640007268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164000828162">
                <text:p>231640008281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164000846752">
                <text:p>231640008467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164000866814">
                <text:p>231640008668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167090738011">
                <text:p>231670907380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167119130866">
                <text:p>231671191308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167121043204">
                <text:p>2316712104320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167122639306">
                <text:p>231671226393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167124233734">
                <text:p>2316712423373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167125853230">
                <text:p>231671258532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67127684564">
                <text:p>231671276845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167129337882">
                <text:p>231671293378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167130780853">
                <text:p>2316713078085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167131799216">
                <text:p>2316713179921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167182744375">
                <text:p>2316718274437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67257693704">
                <text:p>231672576937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167257958262">
                <text:p>2316725795826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167337980782">
                <text:p>231673379807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167417714599">
                <text:p>2316741771459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167577586974">
                <text:p>231675775869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167657496169">
                <text:p>2316765749616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167657776078">
                <text:p>231676577760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167737631858">
                <text:p>231677376318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167817498330">
                <text:p>231678174983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167897093389">
                <text:p>2316789709338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167977015470">
                <text:p>231679770154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168136826918">
                <text:p>231681368269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68137087822">
                <text:p>231681370878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170434629118">
                <text:p>231704346291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170436273646">
                <text:p>231704362736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170437613608">
                <text:p>231704376136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170439402322">
                <text:p>231704394023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170440752214">
                <text:p>231704407522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170442375082">
                <text:p>2317044237508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170443651180">
                <text:p>231704436511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170445681268">
                <text:p>231704456812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170458661344">
                <text:p>231704586613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170662058082">
                <text:p>2317066205808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170662227094">
                <text:p>2317066222709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170673656506">
                <text:p>231706736565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170674509766">
                <text:p>2317067450976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170674531492">
                <text:p>2317067453149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170675811580">
                <text:p>231706758115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170675830309">
                <text:p>2317067583030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170743252552">
                <text:p>231707432525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170743502623">
                <text:p>231707435026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170770464385">
                <text:p>231707704643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170770517797">
                <text:p>231707705177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170770524772">
                <text:p>231707705247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170773781416">
                <text:p>231707737814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170773795258">
                <text:p>2317077379525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170773799707">
                <text:p>231707737997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170854762756">
                <text:p>231708547627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170854801014">
                <text:p>231708548010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70854808936">
                <text:p>2317085480893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170855664638">
                <text:p>2317085566463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170855682000">
                <text:p>231708556820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170855687486">
                <text:p>231708556874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170867473501">
                <text:p>231708674735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170867493601">
                <text:p>2317086749360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170867499271">
                <text:p>231708674992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170888156670">
                <text:p>231708881566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170888189418">
                <text:p>231708881894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170891845292">
                <text:p>231708918452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170891865744">
                <text:p>231708918657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170896480828">
                <text:p>2317089648082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170896503134">
                <text:p>2317089650313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170899587862">
                <text:p>231708995878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170899593510">
                <text:p>231708995935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170901993434">
                <text:p>2317090199343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170902016016">
                <text:p>231709020160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170902021546">
                <text:p>231709020215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170904622092">
                <text:p>2317090462209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170904648828">
                <text:p>231709046488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170907626914">
                <text:p>231709076269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170907658819">
                <text:p>231709076588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170909236675">
                <text:p>231709092366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170909267434">
                <text:p>231709092674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170911353235">
                <text:p>231709113532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170911377565">
                <text:p>2317091137756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170912271841">
                <text:p>2317091227184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170912297980">
                <text:p>231709122979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170913112918">
                <text:p>231709131129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170913138820">
                <text:p>231709131388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170924093590">
                <text:p>231709240935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170924119231">
                <text:p>231709241192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170924225905">
                <text:p>231709242259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170943395872">
                <text:p>231709433958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170943749893">
                <text:p>2317094374989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170956507639">
                <text:p>2317095650763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170986093285">
                <text:p>2317098609328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170986121476">
                <text:p>2317098612147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170988543979">
                <text:p>231709885439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170988578584">
                <text:p>23170988578584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